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35ec" officeooo:paragraph-rsid="000135ec"/>
    </style:style>
    <style:style style:name="P2" style:family="paragraph" style:parent-style-name="Standard">
      <style:text-properties officeooo:rsid="000288ee" officeooo:paragraph-rsid="000288ee"/>
    </style:style>
    <style:style style:name="P3" style:family="paragraph" style:parent-style-name="Standard">
      <style:text-properties officeooo:rsid="0005ce90" officeooo:paragraph-rsid="0005ce90"/>
    </style:style>
    <style:style style:name="P4" style:family="paragraph" style:parent-style-name="Standard">
      <style:text-properties officeooo:rsid="00064e02" officeooo:paragraph-rsid="00064e02"/>
    </style:style>
    <style:style style:name="P5" style:family="paragraph" style:parent-style-name="Standard">
      <style:text-properties officeooo:rsid="00083a5f" officeooo:paragraph-rsid="00083a5f"/>
    </style:style>
    <style:style style:name="P6" style:family="paragraph" style:parent-style-name="Standard">
      <style:text-properties officeooo:rsid="0008b57c" officeooo:paragraph-rsid="0008b57c"/>
    </style:style>
    <style:style style:name="P7" style:family="paragraph" style:parent-style-name="Standard">
      <style:text-properties officeooo:rsid="00093856" officeooo:paragraph-rsid="00093856"/>
    </style:style>
    <style:style style:name="P8" style:family="paragraph" style:parent-style-name="Standard">
      <style:text-properties officeooo:rsid="0009b3bc" officeooo:paragraph-rsid="0009b3bc"/>
    </style:style>
    <style:style style:name="P9" style:family="paragraph" style:parent-style-name="Standard">
      <style:text-properties officeooo:rsid="0009b3bc" officeooo:paragraph-rsid="0009c9c6"/>
    </style:style>
    <style:style style:name="P10" style:family="paragraph" style:parent-style-name="Standard">
      <style:text-properties officeooo:rsid="0009b3bc" officeooo:paragraph-rsid="000cbcef"/>
    </style:style>
    <style:style style:name="P11" style:family="paragraph" style:parent-style-name="Standard">
      <style:text-properties officeooo:rsid="0009c9c6" officeooo:paragraph-rsid="0009c9c6"/>
    </style:style>
    <style:style style:name="P12" style:family="paragraph" style:parent-style-name="Standard">
      <style:text-properties officeooo:rsid="000bf07f" officeooo:paragraph-rsid="000bf07f"/>
    </style:style>
    <style:style style:name="P13" style:family="paragraph" style:parent-style-name="Standard">
      <style:text-properties officeooo:rsid="000cbcef" officeooo:paragraph-rsid="000cbcef"/>
    </style:style>
    <style:style style:name="P14" style:family="paragraph" style:parent-style-name="Standard">
      <style:text-properties officeooo:rsid="000fe800" officeooo:paragraph-rsid="000fe800"/>
    </style:style>
    <style:style style:name="P15" style:family="paragraph" style:parent-style-name="Standard">
      <style:text-properties officeooo:rsid="0011a2d3" officeooo:paragraph-rsid="0011a2d3"/>
    </style:style>
    <style:style style:name="P16" style:family="paragraph" style:parent-style-name="Standard">
      <style:text-properties officeooo:rsid="00120157" officeooo:paragraph-rsid="00120157"/>
    </style:style>
    <style:style style:name="P17" style:family="paragraph" style:parent-style-name="Standard">
      <style:text-properties officeooo:rsid="0011a2d3" officeooo:paragraph-rsid="00137b73"/>
    </style:style>
    <style:style style:name="P18" style:family="paragraph" style:parent-style-name="Standard">
      <style:text-properties officeooo:rsid="0011a2d3" officeooo:paragraph-rsid="00162ea5"/>
    </style:style>
    <style:style style:name="P19" style:family="paragraph" style:parent-style-name="Standard">
      <style:text-properties officeooo:rsid="0011a2d3" officeooo:paragraph-rsid="0017f66c"/>
    </style:style>
    <style:style style:name="P20" style:family="paragraph" style:parent-style-name="Standard">
      <style:text-properties officeooo:rsid="00137b73" officeooo:paragraph-rsid="00137b73"/>
    </style:style>
    <style:style style:name="P21" style:family="paragraph" style:parent-style-name="Standard">
      <style:text-properties officeooo:rsid="00137b73" officeooo:paragraph-rsid="0015b7d2"/>
    </style:style>
    <style:style style:name="P22" style:family="paragraph" style:parent-style-name="Standard">
      <style:text-properties officeooo:rsid="00137b73" officeooo:paragraph-rsid="00162ea5"/>
    </style:style>
    <style:style style:name="P23" style:family="paragraph" style:parent-style-name="Standard">
      <style:text-properties officeooo:rsid="00137b73" officeooo:paragraph-rsid="001727c3"/>
    </style:style>
    <style:style style:name="P24" style:family="paragraph" style:parent-style-name="Standard">
      <style:text-properties officeooo:rsid="00146c5b" officeooo:paragraph-rsid="00146c5b"/>
    </style:style>
    <style:style style:name="P25" style:family="paragraph" style:parent-style-name="Standard">
      <style:text-properties officeooo:rsid="00146c5b" officeooo:paragraph-rsid="0015b7d2"/>
    </style:style>
    <style:style style:name="P26" style:family="paragraph" style:parent-style-name="Standard">
      <style:text-properties officeooo:rsid="00146c5b" officeooo:paragraph-rsid="00162ea5"/>
    </style:style>
    <style:style style:name="P27" style:family="paragraph" style:parent-style-name="Standard">
      <style:text-properties officeooo:rsid="00146c5b" officeooo:paragraph-rsid="001727c3"/>
    </style:style>
    <style:style style:name="P28" style:family="paragraph" style:parent-style-name="Standard">
      <style:text-properties officeooo:rsid="0017f66c" officeooo:paragraph-rsid="0017f66c"/>
    </style:style>
    <style:style style:name="T1" style:family="text">
      <style:text-properties officeooo:rsid="00093856"/>
    </style:style>
    <style:style style:name="T2" style:family="text">
      <style:text-properties officeooo:rsid="0009c9c6"/>
    </style:style>
    <style:style style:name="T3" style:family="text">
      <style:text-properties officeooo:rsid="000b91f7"/>
    </style:style>
    <style:style style:name="T4" style:family="text">
      <style:text-properties officeooo:rsid="000cbcef"/>
    </style:style>
    <style:style style:name="T5" style:family="text">
      <style:text-properties officeooo:rsid="001069a3"/>
    </style:style>
    <style:style style:name="T6" style:family="text">
      <style:text-properties officeooo:rsid="00137b73"/>
    </style:style>
    <style:style style:name="T7" style:family="text">
      <style:text-properties officeooo:rsid="0015b7d2"/>
    </style:style>
    <style:style style:name="T8" style:family="text">
      <style:text-properties officeooo:rsid="00162ea5"/>
    </style:style>
    <style:style style:name="T9" style:family="text">
      <style:text-properties officeooo:rsid="001727c3"/>
    </style:style>
    <style:style style:name="T10" style:family="text">
      <style:text-properties officeooo:rsid="0017f6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6-7-21</text:p>
      <text:p text:style-name="P1">12:30 pm</text:p>
      <text:p text:style-name="P2">Bringing system up</text:p>
      <text:p text:style-name="P1">Restart process I</text:p>
      <text:p text:style-name="P2">Core B-37</text:p>
      <text:p text:style-name="P3">21:05 Starting a new log file in 2016-07-21 folder. Mark Garnet fixed Mass Spec issue and I see significant Air in the Jacket so I am restarting the Jacket pump to purge the jacket system. REG</text:p>
      <text:p text:style-name="P3"/>
      <text:p text:style-name="P4">21:12 discovered that to get the recipe to connect to the HMI I had to reboot the RGA monitor. Now HMI is reporting the correct data. Also started purging the Jacket system. Opened up the rotometer needle valve to increase purge rate to &gt;4LPM. REG</text:p>
      <text:p text:style-name="P4"/>
      <text:p text:style-name="P5">21:30 Set limits on jacket to 3 and 20PSI and adjusted the Ar Jacket makup regulator to allow the system to hit that limit in a few seconds. Loosened the connection between the MS and low pressure regulator to bleed air from Jacket system. REG</text:p>
      <text:p text:style-name="P5"/>
      <text:p text:style-name="P6">21:52 tightend the connection to the MS for a more accurate view of Jacket gas content.</text:p>
      <text:p text:style-name="P6"/>
      <text:p text:style-name="P6">2<text:span text:style-name="T1">2</text:span>:04 changed input gas from H to He. <text:span text:style-name="T1">REG</text:span></text:p>
      <text:p text:style-name="P7">22:18 Turning on the chroma supplies REG</text:p>
      <text:p text:style-name="P7"/>
      <text:p text:style-name="P8">2016-07-22</text:p>
      <text:p text:style-name="P9">10:30 started the MS cyclng between Core out and Jacket.<text:span text:style-name="T2"> REG</text:span></text:p>
      <text:p text:style-name="P9">10:35 Opened bleed valve for Core Out just before the MS.<text:span text:style-name="T2"> REG</text:span></text:p>
      <text:p text:style-name="P9">10:40 Closed bleed valve for core out.<text:span text:style-name="T2"> REG</text:span></text:p>
      <text:p text:style-name="P11">14:23 Reduced Jacket in Pressure to stop purging the jacket. <text:span text:style-name="T3">Reduced Jacket flow rate to 2 LPM.</text:span> REG</text:p>
      <text:p text:style-name="P12">16:10 Starting sequence OpenTerm000. REG</text:p>
      <text:p text:style-name="P12"/>
      <text:p text:style-name="P10">2016-07-2<text:span text:style-name="T4">8</text:span></text:p>
      <text:p text:style-name="P13">Turned system back on. Sent mark email about not keeping purge on forever after <text:span text:style-name="T5">alarm</text:span> because drained Ar tank.</text:p>
      <text:p text:style-name="P13"/>
      <text:p text:style-name="P13">10:59 installed Jacket purge valve between equlabar regulator and the MS.</text:p>
      <text:p text:style-name="P14">12:13 opened purge valves on Core and Jacket.</text:p>
      <text:p text:style-name="P14"/>
      <text:p text:style-name="P15">2016-08-04</text:p>
      <text:p text:style-name="P15">10:00 Changed control setup to Minimum Wait After Sequencer Step = 15 min </text:p>
      <text:p text:style-name="P16">Time for Stability = 40 min.</text:p>
      <text:p text:style-name="P16"/>
      <text:p text:style-name="P17">2016-08-0<text:span text:style-name="T6">5</text:span></text:p>
      <text:p text:style-name="P20">13:20 Reduced Gain Schedule 1 on the temperature control from 2.4 to 2.3 W/degC.</text:p>
      <text:p text:style-name="P24">17:55 Increased integration time on the <text:span text:style-name="T6">Gain Schedule 1 on the temperature control from </text:span>11 to 15 minutes.</text:p>
      <text:p text:style-name="P21">1<text:span text:style-name="T7">8</text:span>:<text:span text:style-name="T7">5</text:span>0 <text:span text:style-name="T7">increase</text:span> Gain Schedule 1 on the temperature control from 2.<text:span text:style-name="T7">3</text:span> to 2.<text:span text:style-name="T7">7</text:span> W/degC.</text:p>
      <text:p text:style-name="P25"/>
      <text:p text:style-name="P18">2016-08-0<text:span text:style-name="T8">6</text:span></text:p>
      <text:p text:style-name="P26">1<text:span text:style-name="T8">3</text:span>:<text:span text:style-name="T8">40</text:span> Increased integration time on the <text:span text:style-name="T6">Gain Schedule 1 on the temperature control from </text:span>1<text:span text:style-name="T8">5</text:span> to <text:span text:style-name="T8">20</text:span> minutes.</text:p>
      <text:p text:style-name="P22"/>
      <text:p text:style-name="P27"><text:soft-page-break/>1<text:span text:style-name="T9">6</text:span>:<text:span text:style-name="T8">40</text:span> <text:s/><text:span text:style-name="T9">De</text:span>creased integration time on the <text:span text:style-name="T6">Gain Schedule 1 on the temperature control from 20</text:span> to 1<text:span text:style-name="T9">0</text:span> minutes</text:p>
      <text:p text:style-name="P23"/>
      <text:p text:style-name="P19">2016-08-0<text:span text:style-name="T10">7</text:span></text:p>
      <text:p text:style-name="P28">Changed over to new Ar tank. Noticed HMI was disconnected. On reconnection non of the flow meters was talking. Tried to reconnect the jacket and it completely stopped the jacket flow.</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1T12:30:27.274000000</meta:creation-date>
    <dc:date>2016-08-07T08:36:30.201000000</dc:date>
    <meta:editing-duration>P15DT21H29M31S</meta:editing-duration>
    <meta:editing-cycles>19</meta:editing-cycles>
    <meta:generator>LibreOffice/4.1.4.2$Windows_x86 LibreOffice_project/0a0440ccc0227ad9829de5f46be37cfb6edcf72</meta:generator>
    <meta:document-statistic meta:table-count="0" meta:image-count="0" meta:object-count="0" meta:page-count="2" meta:paragraph-count="33" meta:word-count="399" meta:character-count="2262" meta:non-whitespace-character-count="1894"/>
  </office:meta>
</office:document-meta>
</file>